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ckJsWebSocketHandler.handleTextMessage( WebSocketSession wsSession , Text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JsWebSocketHandler.getSubProtoc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JsWebSocketHandler.afterConnectionEstablished( WebSocketSession ws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JsWebSocketHandler.handleTransportError( WebSocketSession webSocketSession , Throwable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JsWebSocketHandler.SockJsWebSocketHandler( SockJsServiceConfig serviceConfig , WebSocketHandler webSocketHandler , WebSocketServerSockJsSession sockJs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ockJsWebSocketHandler.getSockJs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JsWebSocketHandler.afterConnectionClosed( WebSocketSession wsSession , Close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